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'Courier New', monospace, 'Droid Sans Fallback'"/>
    <style:font-face style:name="DejaVu Sans" svg:font-family="'DejaVu Sans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363313" officeooo:paragraph-rsid="00363313" fo:background-color="#ffffff"/>
    </style:style>
    <style:style style:name="P2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3839b5" officeooo:paragraph-rsid="003839b5" fo:background-color="#ffffff"/>
    </style:style>
    <style:style style:name="P3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3839b5" officeooo:paragraph-rsid="00389413" fo:background-color="#ffffff"/>
    </style:style>
    <style:style style:name="P4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3f085d" officeooo:paragraph-rsid="003f085d" fo:background-color="#ffffff"/>
    </style:style>
    <style:style style:name="P5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4009c5" officeooo:paragraph-rsid="004009c5" fo:background-color="#ffffff"/>
    </style:style>
    <style:style style:name="P6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4009c5" officeooo:paragraph-rsid="00434736" fo:background-color="#ffffff"/>
    </style:style>
    <style:style style:name="P7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4009c5" officeooo:paragraph-rsid="00434736" fo:background-color="#ffff00"/>
    </style:style>
    <style:style style:name="P8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4009c5" officeooo:paragraph-rsid="004009c5" fo:background-color="#ffff00"/>
    </style:style>
    <style:style style:name="P9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45932d" officeooo:paragraph-rsid="0045932d" fo:background-color="#ffff00"/>
    </style:style>
    <style:style style:name="P10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46a348" officeooo:paragraph-rsid="0046a348" fo:background-color="#ffff00"/>
    </style:style>
    <style:style style:name="P11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2pt" fo:font-weight="normal" officeooo:rsid="0046a348" officeooo:paragraph-rsid="00485aea" fo:background-color="#ffff00"/>
    </style:style>
    <style:style style:name="P12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4pt" fo:font-weight="bold" officeooo:rsid="0046a348" officeooo:paragraph-rsid="0046a348" fo:background-color="#ffff00" style:font-size-asian="14pt" style:font-weight-asian="bold" style:font-size-complex="14pt" style:font-weight-complex="bold"/>
    </style:style>
    <style:style style:name="P13" style:family="paragraph" style:parent-style-name="Standard">
      <style:paragraph-properties fo:background-color="#ffffff">
        <style:background-image/>
      </style:paragraph-properties>
      <style:text-properties fo:color="#000000" style:font-name="Droid Sans Mono" fo:font-size="14pt" fo:font-weight="bold" officeooo:rsid="0046a348" officeooo:paragraph-rsid="0054a4e5" fo:background-color="#ffff00" style:font-size-asian="14pt" style:font-weight-asian="bold" style:font-size-complex="14pt" style:font-weight-complex="bold"/>
    </style:style>
    <style:style style:name="P14" style:family="paragraph" style:parent-style-name="Standard">
      <style:paragraph-properties fo:background-color="#ffffff">
        <style:background-image/>
      </style:paragraph-properties>
      <style:text-properties officeooo:paragraph-rsid="0054a4e5"/>
    </style:style>
    <style:style style:name="P15" style:family="paragraph" style:parent-style-name="Standard">
      <style:paragraph-properties fo:margin-left="1.27cm" fo:margin-right="0cm" fo:text-indent="0cm" style:auto-text-indent="false" fo:background-color="#ffffff">
        <style:background-image/>
      </style:paragraph-properties>
      <style:text-properties fo:color="#000000" style:font-name="Droid Sans Mono" fo:font-size="12pt" fo:font-weight="normal" officeooo:rsid="0046a348" officeooo:paragraph-rsid="0046a348" fo:background-color="#ffff00"/>
    </style:style>
    <style:style style:name="P16" style:family="paragraph" style:parent-style-name="Standard">
      <style:paragraph-properties fo:margin-left="1.27cm" fo:margin-right="0cm" fo:text-indent="0cm" style:auto-text-indent="false" fo:background-color="#ffffff">
        <style:background-image/>
      </style:paragraph-properties>
      <style:text-properties officeooo:paragraph-rsid="00485aea"/>
    </style:style>
    <style:style style:name="P17" style:family="paragraph" style:parent-style-name="Standard">
      <style:paragraph-properties fo:margin-left="1.27cm" fo:margin-right="0cm" fo:text-indent="0cm" style:auto-text-indent="false"/>
    </style:style>
    <style:style style:name="P18" style:family="paragraph" style:parent-style-name="Standard">
      <style:paragraph-properties fo:margin-left="1.27cm" fo:margin-right="0cm" fo:text-indent="0cm" style:auto-text-indent="false"/>
      <style:text-properties officeooo:paragraph-rsid="0046a348"/>
    </style:style>
    <style:style style:name="P19" style:family="paragraph" style:parent-style-name="Standard">
      <style:paragraph-properties fo:margin-left="1.27cm" fo:margin-right="0cm" fo:text-indent="0cm" style:auto-text-indent="false"/>
      <style:text-properties officeooo:paragraph-rsid="00470031"/>
    </style:style>
    <style:style style:name="P20" style:family="paragraph" style:parent-style-name="Standard">
      <style:paragraph-properties fo:margin-left="1.27cm" fo:margin-right="0cm" fo:text-indent="0cm" style:auto-text-indent="false"/>
      <style:text-properties fo:color="#000000" style:font-name="Droid Sans Mono" fo:font-size="12pt" fo:font-weight="normal" officeooo:rsid="0046a348" officeooo:paragraph-rsid="0046a348" fo:background-color="#ffff00"/>
    </style:style>
    <style:style style:name="T1" style:family="text">
      <style:text-properties officeooo:rsid="00389413"/>
    </style:style>
    <style:style style:name="T2" style:family="text">
      <style:text-properties officeooo:rsid="00414db9"/>
    </style:style>
    <style:style style:name="T3" style:family="text">
      <style:text-properties officeooo:rsid="00434736"/>
    </style:style>
    <style:style style:name="T4" style:family="text">
      <style:text-properties fo:color="#000000" style:font-name="DejaVu Sans" fo:font-size="14pt" style:font-size-asian="14pt"/>
    </style:style>
    <style:style style:name="T5" style:family="text">
      <style:text-properties fo:color="#000000" style:font-name="DejaVu Sans" fo:font-size="14pt" officeooo:rsid="0046a348" style:font-size-asian="14pt"/>
    </style:style>
    <style:style style:name="T6" style:family="text">
      <style:text-properties fo:color="#000000" style:font-name="DejaVu Sans" fo:font-size="14pt" officeooo:rsid="004bfba7" style:font-size-asian="14pt"/>
    </style:style>
    <style:style style:name="T7" style:family="text">
      <style:text-properties fo:color="#000000" style:font-name="DejaVu Sans" fo:font-size="14pt" officeooo:rsid="004cfd01" style:font-size-asian="14pt"/>
    </style:style>
    <style:style style:name="T8" style:family="text">
      <style:text-properties fo:color="#000000" style:font-name="DejaVu Sans" fo:font-size="14pt" officeooo:rsid="004ea397" style:font-size-asian="14pt"/>
    </style:style>
    <style:style style:name="T9" style:family="text">
      <style:text-properties fo:color="#000000" style:font-name="DejaVu Sans" fo:font-size="14pt" officeooo:rsid="004ef8a6" style:font-size-asian="14pt"/>
    </style:style>
    <style:style style:name="T10" style:family="text">
      <style:text-properties fo:color="#000000" style:font-name="Droid Sans Mono" fo:font-size="12pt" fo:font-weight="normal" officeooo:rsid="00485aea" fo:background-color="#ffff00" loext:char-shading-value="0"/>
    </style:style>
    <style:style style:name="T11" style:family="text">
      <style:text-properties fo:color="#000000" style:font-name="Droid Sans Mono" fo:font-size="12pt" fo:font-weight="normal" officeooo:rsid="004f747d" fo:background-color="#ffff00" loext:char-shading-value="0"/>
    </style:style>
    <style:style style:name="T12" style:family="text">
      <style:text-properties fo:color="#000000" style:font-name="Droid Sans Mono" fo:font-size="12pt" fo:font-weight="normal" officeooo:rsid="0052f0f2" fo:background-color="#ffff00" loext:char-shading-value="0"/>
    </style:style>
    <style:style style:name="T13" style:family="text">
      <style:text-properties fo:color="#000000" style:font-name="Droid Sans Mono" fo:font-size="14pt" fo:font-weight="bold" officeooo:rsid="0046a348" fo:background-color="#ffff00" loext:char-shading-value="0" style:font-size-asian="14pt" style:font-weight-asian="bold" style:font-size-complex="14pt" style:font-weight-complex="bold"/>
    </style:style>
    <style:style style:name="T14" style:family="text">
      <style:text-properties fo:color="#a020f0" style:font-name="DejaVu Sans" fo:font-size="14pt" style:font-size-asian="14pt"/>
    </style:style>
    <style:style style:name="T15" style:family="text">
      <style:text-properties fo:color="#a020f0" style:font-name="DejaVu Sans" fo:font-size="14pt" officeooo:rsid="0048dfcc" style:font-size-asian="14pt"/>
    </style:style>
    <style:style style:name="T16" style:family="text">
      <style:text-properties fo:color="#228b22" style:font-name="DejaVu Sans" fo:font-size="14pt" style:font-size-asian="14pt"/>
    </style:style>
    <style:style style:name="T17" style:family="text">
      <style:text-properties style:font-name="DejaVu Sans" fo:font-size="14pt" style:font-size-asian="14pt"/>
    </style:style>
    <style:style style:name="T18" style:family="text">
      <style:text-properties officeooo:rsid="00531e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3D plot</text:p>
      <text:p text:style-name="P10"/>
      <text:p text:style-name="P16"><text:span text:style-name="T12">1.</text:span><text:span text:style-name="T10">line: </text:span><text:span text:style-name="T11">coler </text:span><text:span text:style-name="T14">g-</text:span></text:p>
      <text:p text:style-name="P11"/>
      <text:p text:style-name="P11"><text:tab/><text:span text:style-name="T18">2.plot code</text:span></text:p>
      <text:p text:style-name="P15"><text:span text:style-name="T17">figure</text:span></text:p>
      <text:p text:style-name="P18"><text:span text:style-name="T4">plot3(</text:span><text:span text:style-name="T5">X,Y,Z,'g-','linewidth',3,'markersize',5);</text:span></text:p>
      <text:p text:style-name="P18"><text:span text:style-name="T4">grid </text:span><text:span text:style-name="T14">on</text:span></text:p>
      <text:p text:style-name="P17"><text:span text:style-name="T4">hold </text:span><text:span text:style-name="T14">on</text:span></text:p>
      <text:p text:style-name="P19"><text:span text:style-name="T4">plot3(</text:span><text:span text:style-name="T5">X,Y,Z,'g-','linewidth',3,'markersize',5);</text:span></text:p>
      <text:p text:style-name="P20"/>
      <text:p text:style-name="P15"><text:span text:style-name="T17">xlabel(</text:span><text:span text:style-name="T14">'x(m) '</text:span><text:span text:style-name="T17">);axis([0.2 0.8 -0.15 0.05 0 0.8]);</text:span></text:p>
      <text:p text:style-name="P17"><text:span text:style-name="T4">ylabel(</text:span><text:span text:style-name="T14">'y(m)'</text:span><text:span text:style-name="T4">);</text:span></text:p>
      <text:p text:style-name="P17"><text:span text:style-name="T4">zlabel(</text:span><text:span text:style-name="T14">'z(m)'</text:span><text:span text:style-name="T4">);</text:span></text:p>
      <text:p text:style-name="P17"><text:span text:style-name="T4">title(</text:span><text:span text:style-name="T14">'impednace control'</text:span><text:span text:style-name="T4">)</text:span></text:p>
      <text:p text:style-name="P17"><text:span text:style-name="T4">legend(</text:span><text:span text:style-name="T14">'</text:span><text:span text:style-name="T15">X</text:span><text:span text:style-name="T14">',</text:span><text:span text:style-name="T15">'Y','Z'</text:span><text:span text:style-name="T4">,</text:span><text:span text:style-name="T14">'Location'</text:span><text:span text:style-name="T4">,</text:span><text:span text:style-name="T14">'northwest'</text:span><text:span text:style-name="T4">) <text:s/>%</text:span><text:span text:style-name="T6">name of line</text:span></text:p>
      <text:p text:style-name="P17"><text:span text:style-name="T4">set(gcf,</text:span><text:span text:style-name="T14">'Units'</text:span><text:span text:style-name="T4">,</text:span><text:span text:style-name="T14">'centimeters'</text:span><text:span text:style-name="T4">,</text:span><text:span text:style-name="T14">'Position'</text:span><text:span text:style-name="T4">,[6 6 24.5 16]);</text:span><text:span text:style-name="T16">%set position and size</text:span></text:p>
      <text:p text:style-name="P17"><text:span text:style-name="T4">view(54,25)%</text:span><text:span text:style-name="T7">set </text:span><text:span text:style-name="T8">visu</text:span><text:span text:style-name="T9">a</text:span><text:span text:style-name="T8">l </text:span><text:span text:style-name="T7">angle</text:span></text:p>
      <text:p text:style-name="P17"><text:span text:style-name="T4">set(gca, </text:span><text:span text:style-name="T14">'Fontname'</text:span><text:span text:style-name="T4">, </text:span><text:span text:style-name="T14">'Times New Roman'</text:span><text:span text:style-name="T4">, </text:span><text:span text:style-name="T14">'Fontsize'</text:span><text:span text:style-name="T4">, 18);</text:span><text:span text:style-name="T16">%Times newman</text:span></text:p>
      <text:p text:style-name="P10"/>
      <text:p text:style-name="P13">2d plot</text:p>
      <text:p text:style-name="P13"><text:tab/></text:p>
      <text:p text:style-name="P14"><text:span text:style-name="T13"><text:tab/></text:span><text:span text:style-name="T4">figure</text:span></text:p>
      <text:p text:style-name="P17"><text:span text:style-name="T4">plot(CPose6_commend,</text:span><text:span text:style-name="T14">'LineWidth'</text:span><text:span text:style-name="T4">,3);</text:span></text:p>
      <text:p text:style-name="P17"><text:span text:style-name="T4">hold </text:span><text:span text:style-name="T14">on</text:span><text:span text:style-name="T4">;</text:span></text:p>
      <text:p text:style-name="P17"><text:span text:style-name="T4">plot(CPose6_real,</text:span><text:span text:style-name="T14">'LineWidth'</text:span><text:span text:style-name="T4">,3);</text:span></text:p>
      <text:p text:style-name="P17"><text:span text:style-name="T4"><text:s/></text:span></text:p>
      <text:p text:style-name="P17"><text:span text:style-name="T4">legend(</text:span><text:span text:style-name="T14">'c_x'</text:span><text:span text:style-name="T4">,</text:span><text:span text:style-name="T14">'c_y'</text:span><text:span text:style-name="T4">,</text:span><text:span text:style-name="T14">'c_z'</text:span><text:span text:style-name="T4">,</text:span><text:span text:style-name="T14">'r_x'</text:span><text:span text:style-name="T4">,</text:span><text:span text:style-name="T14">'r_y'</text:span><text:span text:style-name="T4">,</text:span><text:span text:style-name="T14">'r_z'</text:span><text:span text:style-name="T4">);</text:span></text:p>
      <text:p text:style-name="P17"><text:span text:style-name="T4">title(</text:span><text:span text:style-name="T14">'end point data under position control'</text:span><text:span text:style-name="T4">);</text:span></text:p>
      <text:p text:style-name="P17"><text:span text:style-name="T4"><text:s/></text:span></text:p>
      <text:p text:style-name="P17"><text:span text:style-name="T4">xlabel(</text:span><text:span text:style-name="T14">'x(m) '</text:span><text:span text:style-name="T4">);axis([]);</text:span></text:p>
      <text:p text:style-name="P17"><text:span text:style-name="T4">ylabel(</text:span><text:span text:style-name="T14">'y(m)'</text:span><text:span text:style-name="T4">);</text:span></text:p>
      <text:p text:style-name="P17"><text:span text:style-name="T4"><text:s/></text:span></text:p>
      <text:p text:style-name="P17"><text:span text:style-name="T4">set(gcf,</text:span><text:span text:style-name="T14">'Units'</text:span><text:span text:style-name="T4">,</text:span><text:span text:style-name="T14">'centimeters'</text:span><text:span text:style-name="T4">,</text:span><text:span text:style-name="T14">'Position'</text:span><text:span text:style-name="T4">,[6 6 24.5 16]);</text:span><text:span text:style-name="T16">%set position and size</text:span></text:p>
      <text:p text:style-name="P17"><text:span text:style-name="T4">set(gca, </text:span><text:span text:style-name="T14">'Fontname'</text:span><text:span text:style-name="T4">, </text:span><text:span text:style-name="T14">'Times New Roman'</text:span><text:span text:style-name="T4">, </text:span><text:span text:style-name="T14">'Fontsize'</text:span><text:span text:style-name="T4">, 18);</text:span><text:span text:style-name="T16">%Times newman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'Courier New', monospace, 'Droid Sans Fallback'"/>
    <style:font-face style:name="DejaVu Sans" svg:font-family="'DejaVu Sans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5:46:39.997239244</meta:creation-date>
    <dc:date>2019-05-14T10:55:38.433365657</dc:date>
    <meta:editing-duration>P1DT13H52M36S</meta:editing-duration>
    <meta:editing-cycles>68</meta:editing-cycles>
    <meta:generator>LibreOffice/4.2.8.2$Linux_X86_64 LibreOffice_project/420m0$Build-2</meta:generator>
    <meta:document-statistic meta:table-count="0" meta:image-count="0" meta:object-count="0" meta:page-count="1" meta:paragraph-count="31" meta:word-count="79" meta:character-count="857" meta:non-whitespace-character-count="798"/>
  </office:meta>
</office:document-meta>
</file>